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agraph-properties fo:text-align="justify" style:justify-single-word="false"/>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style:font-name="Times New         Roman" fo:language="en" fo:country="GB"/>
    </style:style>
    <style:style style:name="T4" style:family="text">
      <style:text-properties fo:color="#252525"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inciple 13: Regulatory Authorities/ Effective Supervision</text:span></text:p>
      <text:p text:style-name="P1"><text:span text:style-name="T2">71. </text:span><text:span text:style-name="T1">The board should ensure that the requirements of any regulatory authority, particularly those of the Registrar, are complied with and that any query from such regulatory authority is dealt with expeditiously and thoroughly. Any complaint by any regulatory authority, including any correspondence from the Pension Funds Adjudicator, Magistrate or court official should be dealt with by the board itself and treated seriously and where necessary, independent, expert legal advice should be sought by the board directly.</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21:27</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2" meta:word-count="83" meta:character-count="580" meta:non-whitespace-character-count="499"/>
  </office:meta>
</office:document-meta>
</file>